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4cf15" officeooo:paragraph-rsid="0004cf15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4cf15" officeooo:paragraph-rsid="0004cf15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4cf15" officeooo:paragraph-rsid="0004cf15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05c4d3" officeooo:paragraph-rsid="0005c4d3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05c4d3" officeooo:paragraph-rsid="0006e5ea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6e5ea" officeooo:paragraph-rsid="0006e5ea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8d9fb" officeooo:paragraph-rsid="0008d9fb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8ed5c" officeooo:paragraph-rsid="0008ed5c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08ed5c" officeooo:paragraph-rsid="0008ed5c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0931cb" officeooo:paragraph-rsid="000931cb"/>
    </style:style>
    <style:style style:name="T1" style:family="text">
      <style:text-properties officeooo:rsid="0006e5ea"/>
    </style:style>
    <style:style style:name="T2" style:family="text">
      <style:text-properties officeooo:rsid="0008ed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o Cout variable et sr</text:p>
      <text:p text:style-name="P1"/>
      <text:p text:style-name="P2"/>
      <text:p text:style-name="P3">Application 4 :</text:p>
      <text:p text:style-name="P3"/>
      <text:p text:style-name="P4">1. MCV = CA – CV = 10000*21 – 149400 = 60600</text:p>
      <text:p text:style-name="P4">R = MCV – CF = 60600 – 149400 = 27060</text:p>
      <text:p text:style-name="P4"/>
      <text:p text:style-name="P4">2. SR = CF/(MCV/CA) = (CA*CF)/MCV = (210000 * 149400)/27060 = 116228€</text:p>
      <text:p text:style-name="P4">Soit 116228/21 = 5535 produits</text:p>
      <text:p text:style-name="P4"/>
      <text:p text:style-name="P6">12 mois = 210000€</text:p>
      <text:p text:style-name="P6">Xmois = 116228€</text:p>
      <text:p text:style-name="P5"><text:span text:style-name="T1">X ⇒ </text:span>6,<text:span text:style-name="T1">6</text:span> mois ⇒ 220 jours ⇒ 20 juillet <text:span text:style-name="T1">⇒ PM</text:span> </text:p>
      <text:p text:style-name="P5"/>
      <text:p text:style-name="P7">3) MCV = CA – CV = 12000*24 – (149400/10000)*1,05 = 99756</text:p>
      <text:p text:style-name="P7">R = MCV – CF = 99756 – (33540+8842) = 57374</text:p>
      <text:p text:style-name="P7"/>
      <text:p text:style-name="P8">4) SR = (CA*CF)/MCV = (288000*188244)/99756 = 543468,7</text:p>
      <text:p text:style-name="P10">Soit <text:span text:style-name="T2">543468,7/</text:span>24 = 22644 produits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09:22:08.408733915</meta:creation-date>
    <dc:date>2024-10-16T09:50:56.019326446</dc:date>
    <meta:editing-duration>PT17M52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95" meta:character-count="480" meta:non-whitespace-character-count="389"/>
  </office:meta>
</office:document-meta>
</file>